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K)</text:p>
          </table:table-cell>
          <table:table-cell office:value-type="string" calcext:value-type="string">
            <text:p>J (A/см^2) * 10^(-3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40" calcext:value-type="float">
            <text:p>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16" meta:object-count="0"/>
  </office:meta>
</office:document-meta>
</file>